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54194504157183505" text:style-name="L1">
        <text:list-header>
          <text:p text:style-name="P1"><text:span text:style-name="Strong_20_Emphasis">parcourir mon dépôt public et me proposer les “dernières touches” tout de suite. Je viens de vérifier </text:span><text:span text:style-name="Strong_20_Emphasis"><text:span text:style-name="Source_20_Text">VP260925</text:span></text:span><text:span text:style-name="Strong_20_Emphasis"> : structure OK (client/server/shared/deployment/docs) et la plupart des règles récentes sont déjà reflétées dans le README (paliers 2–20 €, etc.). Deux points concrets à corriger/compléter, + un mini-lot de fichiers prêts à coller :</text:span></text:p>
        </text:list-header>
      </text:list>
      <text:h text:style-name="Heading_20_2" text:outline-level="2">Ce que j’ai constaté (très bref)</text:h>
      <text:list xml:id="list35494214" text:continue-numbering="true" text:style-name="L1">
        <text:list-header>
          <text:p text:style-name="P1"><text:span text:style-name="Strong_20_Emphasis"/></text:p>
        </text:list-header>
        <text:list-item>
          <text:p text:style-name="P1"><text:span text:style-name="Strong_20_Emphasis">README : incohérence sur les paliers</text:span><text:line-break/>En haut de page tu as encore “€1–€20” (ancienne règle), alors que plus bas tu indiques bien “2–20 €” avec prix porteurs 2/3/4/5/10 € et “Voix de l’Info” 0,20–10 € — garder <text:span text:style-name="Strong_20_Emphasis">2–20 € partout</text:span>. <text:a xlink:type="simple" xlink:href="https://github.com/Joceles3r/VP260925" office:target-frame-name="_blank" xlink:show="new" text:style-name="Internet_20_link" text:visited-style-name="Visited_20_Internet_20_Link">GitHub+1</text:a></text:p>
        </text:list-item>
        <text:list-item>
          <text:p text:style-name="P1"><text:span text:style-name="Strong_20_Emphasis">Constantes partagées</text:span> : je ne vois pas (en accès web) un fichier unique exposant <text:span text:style-name="Source_20_Text">extension_price_eur = 25</text:span>, paliers, splits 40/30/7/23, etc. Je te fournis un <text:span text:style-name="Strong_20_Emphasis"><text:span text:style-name="Source_20_Text">shared_visual_constants.ts</text:span></text:span> à placer sous <text:span text:style-name="Source_20_Text">shared/</text:span>. <text:a xlink:type="simple" xlink:href="https://github.com/Joceles3r/VP260925" office:target-frame-name="_blank" xlink:show="new" text:style-name="Internet_20_link" text:visited-style-name="Visited_20_Internet_20_Link">GitHub</text:a></text:p>
        </text:list-item>
      </text:list>
      <text:p text:style-name="Horizontal_20_Line"/>
      <text:h text:style-name="Heading_20_2" text:outline-level="2">Patch prêt à copier-coller (README + nouveaux fichiers)</text:h>
      <text:p text:style-name="Quotations">Colle ces fichiers/modifs, ou ouvre un commit/PR avec le contenu ci-dessous.</text:p>
      <text:h text:style-name="Heading_20_3" text:outline-level="3">1) Fix README (remplacer l’ancienne mention 1–20 €)</text:h>
      <text:p text:style-name="P6"><text:span text:style-name="Source_20_Text">--- a/README.md</text:span></text:p>
      <text:p text:style-name="P6"><text:span text:style-name="Source_20_Text">+++ b/README.md</text:span></text:p>
      <text:p text:style-name="P6"><text:span text:style-name="Source_20_Text">@@</text:span></text:p>
      <text:p text:style-name="P6"><text:span text:style-name="Source_20_Text">- VISUAL est une plateforme révolutionnaire qui permet aux investisseurs de soutenir des projets de contenus visuels avec de petits montants (€1-€20) tout en influençant les classements via un système de vote communautaire.</text:span></text:p>
      <text:p text:style-name="P6"><text:span text:style-name="Source_20_Text">+ VISUAL est une plateforme qui permet aux investisseurs de soutenir des projets de contenus visuels avec de petits montants **(2–20 € selon la catégorie)** tout en influençant les classements via un système de vote communautaire.</text:span></text:p>
      <text:p text:style-name="P6"><text:span text:style-name="Source_20_Text">@@</text:span></text:p>
      <text:p text:style-name="P6"><text:span text:style-name="Source_20_Text">- <text:s text:c="2"/>* Micro-investissements : €1 à €20 par projet avec calculs ROI automatiques</text:span></text:p>
      <text:p text:style-name="P6"><text:span text:style-name="Source_20_Text">- <text:s text:c="2"/>* ️ Conformité AMF : Rapports automatiques et audit trail complet</text:span></text:p>
      <text:p text:style-name="P6"><text:span text:style-name="Source_20_Text">+ <text:s text:c="2"/>* Micro-investissements : **2–20 €** (vidéos/documentaires/films), **0,20–10 €** (Les Voix de l’Info) ; calculs ROI automatiques</text:span></text:p>
      <text:p text:style-name="P7"><text:span text:style-name="Source_20_Text">+ <text:s text:c="2"/>* ️ Conformité (disclaimer légal &amp; audit trail) : voir `/docs/Legal_Disclaimer_VISUAL.md`</text:span></text:p>
      <text:h text:style-name="Heading_20_3" text:outline-level="3">2) Constantes partagées (source unique)</text:h>
      <text:p text:style-name="Text_20_body"><text:span text:style-name="Strong_20_Emphasis"><text:span text:style-name="Source_20_Text">shared/shared_visual_constants.ts</text:span></text:span></text:p>
      <text:p text:style-name="P6"><text:span text:style-name="Source_20_Text">// VISUAL — Shared constants (single source of truth)</text:span></text:p>
      <text:p text:style-name="P6"><text:span text:style-name="Source_20_Text">export const VISUAL_CONSTANTS = {</text:span></text:p>
      <text:p text:style-name="P6"><text:span text:style-name="Source_20_Text"><text:s text:c="2"/>currency: "EUR",</text:span></text:p>
      <text:p text:style-name="P6"><text:span text:style-name="Source_20_Text"><text:s text:c="2"/>rounding: {</text:span></text:p>
      <text:p text:style-name="P6"><text:span text:style-name="Source_20_Text"><text:s text:c="4"/>userPayoutFloorEuro: true, <text:s text:c="2"/>// arrondi à l’euro inférieur pour paiements utilisateurs</text:span></text:p>
      <text:p text:style-name="P6"><text:span text:style-name="Source_20_Text"><text:s text:c="4"/>residualToVisual: true</text:span></text:p>
      <text:p text:style-name="P6"><text:span text:style-name="Source_20_Text"><text:s text:c="2"/>},</text:span></text:p>
      <text:p text:style-name="P6"><text:span text:style-name="Source_20_Text"><text:s text:c="2"/>extension_price_eur: 25, <text:s text:c="6"/>// maintien/repêchage (modifiable runtime)</text:span></text:p>
      <text:p text:style-name="P6"><text:soft-page-break/></text:p>
      <text:p text:style-name="P6"><text:span text:style-name="Source_20_Text"><text:s text:c="2"/>featureKeys: ["films","videos","documentaires","voix_info","live_show","livres","petites_annonces"],</text:span></text:p>
      <text:p text:style-name="P6"/>
      <text:p text:style-name="P6"><text:span text:style-name="Source_20_Text"><text:s text:c="2"/>priceTiers: {</text:span></text:p>
      <text:p text:style-name="P6"><text:span text:style-name="Source_20_Text"><text:s text:c="4"/>videoPorter: [2,3,4,5,10], <text:s text:c="7"/>// EUR (max 10)</text:span></text:p>
      <text:p text:style-name="P6"><text:span text:style-name="Source_20_Text"><text:s text:c="4"/>livresAuthor: [2,3,4,5,8], <text:s text:c="7"/>// EUR (max 8)</text:span></text:p>
      <text:p text:style-name="P6"><text:span text:style-name="Source_20_Text"><text:s text:c="4"/>voixInfoCreator: [0.2,0.5,1,2,3,4,5] <text:s/>// EUR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investmentTiers: {</text:span></text:p>
      <text:p text:style-name="P6"><text:span text:style-name="Source_20_Text"><text:s text:c="4"/>standard: [2,3,4,5,6,8,10,12,15,20],</text:span></text:p>
      <text:p text:style-name="P6"><text:span text:style-name="Source_20_Text"><text:s text:c="4"/>voixInfo: [0.2,0.5,1,2,3,4,5,10]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votesMapping: { "2":1,"3":2,"4":3,"5":4,"6":5,"8":6,"10":7,"12":8,"15":9,"20":10 },</text:span></text:p>
      <text:p text:style-name="P6"/>
      <text:p text:style-name="P6"><text:span text:style-name="Source_20_Text"><text:s text:c="2"/>splits: {</text:span></text:p>
      <text:p text:style-name="P6"><text:span text:style-name="Source_20_Text"><text:s text:c="4"/>videoEvent: { investorsTop10:0.40, portersTop10:0.30, investors11_100:0.07, visual:0.23 },</text:span></text:p>
      <text:p text:style-name="P6"><text:span text:style-name="Source_20_Text"><text:s text:c="4"/>perSale: <text:s text:c="3"/>{ creator:0.70, visual:0.30 },</text:span></text:p>
      <text:p text:style-name="P6"><text:span text:style-name="Source_20_Text"><text:s text:c="4"/>livresMonthlyPot: { authors:0.60, readers:0.40 }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schedule: {</text:span></text:p>
      <text:p text:style-name="P6"><text:span text:style-name="Source_20_Text"><text:s text:c="4"/>livres: {</text:span></text:p>
      <text:p text:style-name="P6"><text:span text:style-name="Source_20_Text"><text:s text:c="6"/>openRRULE: <text:s/>"FREQ=MONTHLY;BYMONTHDAY=1;BYHOUR=0;BYMINUTE=0;BYSECOND=0",</text:span></text:p>
      <text:p text:style-name="P6"><text:span text:style-name="Source_20_Text"><text:s text:c="6"/>closeRRULE: "FREQ=MONTHLY;BYMONTHDAY=-1;BYHOUR=23;BYMINUTE=59;BYSECOND=59",</text:span></text:p>
      <text:p text:style-name="P6"><text:span text:style-name="Source_20_Text"><text:s text:c="6"/>timezone: <text:s text:c="2"/>"Europe/Paris"</text:span></text:p>
      <text:p text:style-name="P6"><text:span text:style-name="Source_20_Text"><text:s text:c="4"/>}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i18n: {</text:span></text:p>
      <text:p text:style-name="P6"><text:span text:style-name="Source_20_Text"><text:s text:c="4"/>defaultLocale: "fr-FR",</text:span></text:p>
      <text:p text:style-name="P6"><text:span text:style-name="Source_20_Text"><text:s text:c="4"/>supportedLocales: ["fr-FR","en-US","es-ES"],</text:span></text:p>
      <text:p text:style-name="P6"><text:span text:style-name="Source_20_Text"><text:s text:c="4"/>urlStrategy: "path-prefix",</text:span></text:p>
      <text:p text:style-name="P6"><text:span text:style-name="Source_20_Text"><text:s text:c="4"/>fallbackOrder: ["fr-FR","en-US"]</text:span></text:p>
      <text:p text:style-name="P6"><text:span text:style-name="Source_20_Text"><text:s text:c="2"/>}</text:span></text:p>
      <text:p text:style-name="P6"><text:span text:style-name="Source_20_Text">} as const;</text:span></text:p>
      <text:p text:style-name="P6"/>
      <text:p text:style-name="P7"><text:span text:style-name="Source_20_Text">export type VisualConstants = typeof VISUAL_CONSTANTS;</text:span></text:p>
      <text:h text:style-name="Heading_20_3" text:outline-level="3">3) API publique des toggles (placeholder si OFF)</text:h>
      <text:p text:style-name="Text_20_body"><text:span text:style-name="Strong_20_Emphasis">Express – </text:span><text:span text:style-name="Strong_20_Emphasis"><text:span text:style-name="Source_20_Text">server/routes/toggles.ts</text:span></text:span> <text:span text:style-name="Emphasis">(si tu es côté Node pour le public gateway)</text:span></text:p>
      <text:p text:style-name="P6"><text:span text:style-name="Source_20_Text">import { Router, Request, Response } from "express";</text:span></text:p>
      <text:p text:style-name="P6"><text:span text:style-name="Source_20_Text">export const togglesRouter = Router();</text:span></text:p>
      <text:p text:style-name="P6"/>
      <text:p text:style-name="P6"><text:span text:style-name="Source_20_Text">// TODO: remplace par une vraie lecture DB/config</text:span></text:p>
      <text:p text:style-name="P6"><text:span text:style-name="Source_20_Text">const TOGGLES: Record&lt;string,{is_visible:boolean,msg_off:string}&gt; = {</text:span></text:p>
      <text:p text:style-name="P6"><text:span text:style-name="Source_20_Text"><text:s text:c="2"/>films:{is_visible:true,msg_off:""}, videos:{is_visible:true,msg_off:""},</text:span></text:p>
      <text:p text:style-name="P6"><text:span text:style-name="Source_20_Text"><text:s text:c="2"/>documentaires:{is_visible:true,msg_off:""}, voix_info:{is_visible:true,msg_off:""},</text:span></text:p>
      <text:p text:style-name="P6"><text:span text:style-name="Source_20_Text"><text:s text:c="2"/>live_show:{is_visible:true,msg_off:""}, livres:{is_visible:true,msg_off:""},</text:span></text:p>
      <text:p text:style-name="P6"><text:span text:style-name="Source_20_Text"><text:s text:c="2"/>petites_annonces:{is_visible:true,msg_off:""}</text:span></text:p>
      <text:p text:style-name="P6"><text:span text:style-name="Source_20_Text">};</text:span></text:p>
      <text:p text:style-name="P6"/>
      <text:p text:style-name="P6"><text:span text:style-name="Source_20_Text">function resolveMessage(k: string, locale = "fr-FR") {</text:span></text:p>
      <text:p text:style-name="P6"><text:span text:style-name="Source_20_Text"><text:s text:c="2"/>const m = TOGGLES[k]?.msg_off || "Catégorie en travaux / en cours.";</text:span></text:p>
      <text:p text:style-name="P6"><text:soft-page-break/><text:span text:style-name="Source_20_Text"><text:s text:c="2"/>return m;</text:span></text:p>
      <text:p text:style-name="P6"><text:span text:style-name="Source_20_Text">}</text:span></text:p>
      <text:p text:style-name="P6"/>
      <text:p text:style-name="P6"><text:span text:style-name="Source_20_Text">togglesRouter.get("/api/public/toggles", async (req: Request, res: Response) =&gt; {</text:span></text:p>
      <text:p text:style-name="P6"><text:span text:style-name="Source_20_Text"><text:s text:c="2"/>const locale = (req.query.locale as string) || "fr-FR";</text:span></text:p>
      <text:p text:style-name="P6"><text:span text:style-name="Source_20_Text"><text:s text:c="2"/>const out: any = {};</text:span></text:p>
      <text:p text:style-name="P6"><text:span text:style-name="Source_20_Text"><text:s text:c="2"/>Object.keys(TOGGLES).forEach(k =&gt; {</text:span></text:p>
      <text:p text:style-name="P6"><text:span text:style-name="Source_20_Text"><text:s text:c="4"/>const t = TOGGLES[k];</text:span></text:p>
      <text:p text:style-name="P6"><text:span text:style-name="Source_20_Text"><text:s text:c="4"/>out[k] = { visible: t.is_visible, message: t.is_visible ? "" : resolveMessage(k, locale) };</text:span></text:p>
      <text:p text:style-name="P6"><text:span text:style-name="Source_20_Text"><text:s text:c="2"/>});</text:span></text:p>
      <text:p text:style-name="P6"><text:span text:style-name="Source_20_Text"><text:s text:c="2"/>res.setHeader("Cache-Control", "public, max-age=5");</text:span></text:p>
      <text:p text:style-name="P6"><text:span text:style-name="Source_20_Text"><text:s text:c="2"/>res.json(out);</text:span></text:p>
      <text:p text:style-name="P7"><text:span text:style-name="Source_20_Text">});</text:span></text:p>
      <text:p text:style-name="Text_20_body"><text:span text:style-name="Emphasis">(Alternative FastAPI : je te l’ai déjà fourni, dis-moi si tu préfères Python en frontal.)</text:span></text:p>
      <text:h text:style-name="Heading_20_3" text:outline-level="3">4) Hook d’activation auto des emojis à l’ouverture de section</text:h>
      <text:p text:style-name="Text_20_body"><text:span text:style-name="Strong_20_Emphasis"><text:span text:style-name="Source_20_Text">client/src/emoji/integration/utils.ts</text:span></text:span></text:p>
      <text:p text:style-name="P6"><text:span text:style-name="Source_20_Text">export type SectionKey = "films"|"videos"|"documentaires"|"voix_info"|"live_show"|"livres"|"petites_annonces";</text:span></text:p>
      <text:p text:style-name="P6"><text:span text:style-name="Source_20_Text">export type PublicToggle = { visible: boolean; message: string };</text:span></text:p>
      <text:p text:style-name="P6"><text:span text:style-name="Source_20_Text">export type ToggleMap = Record&lt;SectionKey, PublicToggle&gt;;</text:span></text:p>
      <text:p text:style-name="P6"/>
      <text:p text:style-name="P6"><text:span text:style-name="Source_20_Text">export function sectionFromPath(pathname: string): SectionKey | null {</text:span></text:p>
      <text:p text:style-name="P6"><text:span text:style-name="Source_20_Text"><text:s text:c="2"/>const p = pathname.toLowerCase();</text:span></text:p>
      <text:p text:style-name="P6"><text:span text:style-name="Source_20_Text"><text:s text:c="2"/>if (p.startsWith("/films")) return "films";</text:span></text:p>
      <text:p text:style-name="P6"><text:span text:style-name="Source_20_Text"><text:s text:c="2"/>if (p.startsWith("/videos")) return "videos";</text:span></text:p>
      <text:p text:style-name="P6"><text:span text:style-name="Source_20_Text"><text:s text:c="2"/>if (p.startsWith("/documentaires") || p.startsWith("/docs")) return "documentaires";</text:span></text:p>
      <text:p text:style-name="P6"><text:span text:style-name="Source_20_Text"><text:s text:c="2"/>if (p.startsWith("/voix-info") || p.startsWith("/les-voix-de-l-info")) return "voix_info";</text:span></text:p>
      <text:p text:style-name="P6"><text:span text:style-name="Source_20_Text"><text:s text:c="2"/>if (p.startsWith("/live") || p.startsWith("/live-show")) return "live_show";</text:span></text:p>
      <text:p text:style-name="P6"><text:span text:style-name="Source_20_Text"><text:s text:c="2"/>if (p.startsWith("/livres") || p.startsWith("/books")) return "livres";</text:span></text:p>
      <text:p text:style-name="P6"><text:span text:style-name="Source_20_Text"><text:s text:c="2"/>if (p.startsWith("/petites-annonces") || p.startsWith("/classifieds")) return "petites_annonces";</text:span></text:p>
      <text:p text:style-name="P6"><text:span text:style-name="Source_20_Text"><text:s text:c="2"/>return null;</text:span></text:p>
      <text:p text:style-name="P7"><text:span text:style-name="Source_20_Text">}</text:span></text:p>
      <text:p text:style-name="Text_20_body"><text:span text:style-name="Strong_20_Emphasis"><text:span text:style-name="Source_20_Text">client/src/emoji/integration/useEmojiOnRouteChange.next.ts</text:span></text:span> <text:span text:style-name="Emphasis">(Next.js App Router)</text:span></text:p>
      <text:p text:style-name="P6"><text:span text:style-name="Source_20_Text">"use client";</text:span></text:p>
      <text:p text:style-name="P6"><text:span text:style-name="Source_20_Text">import { usePathname } from "next/navigation";</text:span></text:p>
      <text:p text:style-name="P6"><text:span text:style-name="Source_20_Text">import { triggerEmoji } from "@/emoji/emoji_orchestrator";</text:span></text:p>
      <text:p text:style-name="P6"><text:span text:style-name="Source_20_Text">import { sectionFromPath, SectionKey } from "./utils";</text:span></text:p>
      <text:p text:style-name="P6"/>
      <text:p text:style-name="P6"><text:span text:style-name="Source_20_Text">export function useEmojiOnRouteChangeNext(</text:span></text:p>
      <text:p text:style-name="P6"><text:span text:style-name="Source_20_Text"><text:s text:c="2"/>profile: "visitor"|"investisseur"|"porteur"|"admin"="visitor"</text:span></text:p>
      <text:p text:style-name="P6"><text:span text:style-name="Source_20_Text">) {</text:span></text:p>
      <text:p text:style-name="P6"><text:span text:style-name="Source_20_Text"><text:s text:c="2"/>const pathname = usePathname() || "/";</text:span></text:p>
      <text:p text:style-name="P6"><text:span text:style-name="Source_20_Text"><text:s text:c="2"/>// Appel léger : si OFF côté backend, tu peux tirer "category_off_view"</text:span></text:p>
      <text:p text:style-name="P6"><text:span text:style-name="Source_20_Text"><text:s text:c="2"/>const section = sectionFromPath(pathname);</text:span></text:p>
      <text:p text:style-name="P6"><text:span text:style-name="Source_20_Text"><text:s text:c="2"/>if (section) {</text:span></text:p>
      <text:p text:style-name="P6"><text:span text:style-name="Source_20_Text"><text:s text:c="4"/>triggerEmoji("category_open", { section, profile });</text:span></text:p>
      <text:p text:style-name="P6"><text:span text:style-name="Source_20_Text"><text:s text:c="2"/>}</text:span></text:p>
      <text:p text:style-name="P7"><text:span text:style-name="Source_20_Text">}</text:span></text:p>
      <text:p text:style-name="Text_20_body"><text:soft-page-break/><text:span text:style-name="Strong_20_Emphasis">Garde visuelle si OFF (?)</text:span><text:line-break/><text:span text:style-name="Strong_20_Emphasis"><text:span text:style-name="Source_20_Text">client/src/emoji/integration/ToggleGate.tsx</text:span></text:span></text:p>
      <text:p text:style-name="P6"><text:span text:style-name="Source_20_Text">import React from "react";</text:span></text:p>
      <text:p text:style-name="P6"><text:span text:style-name="Source_20_Text">import { triggerEmoji } from "@/emoji/emoji_orchestrator";</text:span></text:p>
      <text:p text:style-name="P6"><text:span text:style-name="Source_20_Text">import type { SectionKey, PublicToggle } from "./utils";</text:span></text:p>
      <text:p text:style-name="P6"/>
      <text:p text:style-name="P6"><text:span text:style-name="Source_20_Text">export function ToggleGate({</text:span></text:p>
      <text:p text:style-name="P6"><text:span text:style-name="Source_20_Text"><text:s text:c="2"/>section, toggles, message</text:span></text:p>
      <text:p text:style-name="P6"><text:span text:style-name="Source_20_Text">}: { section: SectionKey; toggles: Record&lt;string,PublicToggle&gt;; message?: string; children: React.ReactNode }) {</text:span></text:p>
      <text:p text:style-name="P6"><text:span text:style-name="Source_20_Text"><text:s text:c="2"/>const info = toggles?.[section];</text:span></text:p>
      <text:p text:style-name="P6"><text:span text:style-name="Source_20_Text"><text:s text:c="2"/>if (!info?.visible) {</text:span></text:p>
      <text:p text:style-name="P6"><text:span text:style-name="Source_20_Text"><text:s text:c="4"/>triggerEmoji("category_off_view", { section });</text:span></text:p>
      <text:p text:style-name="P6"><text:span text:style-name="Source_20_Text"><text:s text:c="4"/>return (</text:span></text:p>
      <text:p text:style-name="P6"><text:span text:style-name="Source_20_Text"><text:s text:c="6"/>&lt;div className="rounded-xl border p-6 bg-neutral-900/40 backdrop-blur-md text-neutral-100"&gt;</text:span></text:p>
      <text:p text:style-name="P6"><text:span text:style-name="Source_20_Text"><text:s text:c="8"/>&lt;div className="text-2xl mb-2"&gt;?&lt;/div&gt;</text:span></text:p>
      <text:p text:style-name="P6"><text:span text:style-name="Source_20_Text"><text:s text:c="8"/>&lt;div className="font-semibold mb-1"&gt;Section indisponible&lt;/div&gt;</text:span></text:p>
      <text:p text:style-name="P6"><text:span text:style-name="Source_20_Text"><text:s text:c="8"/>&lt;p className="text-sm opacity-80"&gt;{info?.message || message || "Catégorie en travaux / en cours."}&lt;/p&gt;</text:span></text:p>
      <text:p text:style-name="P6"><text:span text:style-name="Source_20_Text"><text:s text:c="6"/>&lt;/div&gt;</text:span></text:p>
      <text:p text:style-name="P6"><text:span text:style-name="Source_20_Text"><text:s text:c="4"/>);</text:span></text:p>
      <text:p text:style-name="P6"><text:span text:style-name="Source_20_Text"><text:s text:c="2"/>}</text:span></text:p>
      <text:p text:style-name="P6"><text:span text:style-name="Source_20_Text"><text:s text:c="2"/>return &lt;&gt;{arguments[0].children}&lt;/&gt;;</text:span></text:p>
      <text:p text:style-name="P7"><text:span text:style-name="Source_20_Text">}</text:span></text:p>
      <text:p text:style-name="Text_20_body"><text:span text:style-name="Strong_20_Emphasis">Bouton Dock de Curiosité (“Surprends-moi”)</text:span></text:p>
      <text:p text:style-name="P6"><text:span text:style-name="Source_20_Text">// client/src/components/DockCuriosite.tsx</text:span></text:p>
      <text:p text:style-name="P6"><text:span text:style-name="Source_20_Text">import React from "react";</text:span></text:p>
      <text:p text:style-name="P6"><text:span text:style-name="Source_20_Text">import { triggerEmoji } from "@/emoji/emoji_orchestrator";</text:span></text:p>
      <text:p text:style-name="P6"><text:span text:style-name="Source_20_Text">export const DockCuriosite = () =&gt; (</text:span></text:p>
      <text:p text:style-name="P6"><text:span text:style-name="Source_20_Text"><text:s text:c="2"/>&lt;button</text:span></text:p>
      <text:p text:style-name="P6"><text:span text:style-name="Source_20_Text"><text:s text:c="4"/>className="neon-glow rounded-full px-4 py-2 text-sm font-semibold bg-fuchsia-600/20 hover:bg-fuchsia-600/30 border border-fuchsia-400/40"</text:span></text:p>
      <text:p text:style-name="P6"><text:span text:style-name="Source_20_Text"><text:s text:c="4"/>onClick={(e)=&gt;triggerEmoji("announcement_new",{x:e.clientX,y:e.clientY})}</text:span></text:p>
      <text:p text:style-name="P6"><text:span text:style-name="Source_20_Text"><text:s text:c="2"/>&gt;</text:span></text:p>
      <text:p text:style-name="P6"><text:span text:style-name="Source_20_Text"><text:s text:c="4"/>✨ Surprends-moi</text:span></text:p>
      <text:p text:style-name="P6"><text:span text:style-name="Source_20_Text"><text:s text:c="2"/>&lt;/button&gt;</text:span></text:p>
      <text:p text:style-name="P7"><text:span text:style-name="Source_20_Text">);</text:span></text:p>
      <text:p text:style-name="Horizontal_20_Line"/>
      <text:h text:style-name="Heading_20_2" text:outline-level="2">Ce que ça règle tout de suite</text:h>
      <text:list xml:id="list2037369005845311153" text:style-name="L2">
        <text:list-item>
          <text:p text:style-name="P2"><text:span text:style-name="Strong_20_Emphasis">Cohérence produit</text:span> : paliers 2–20 € partout + règles visibles dans un <text:span text:style-name="Strong_20_Emphasis">fichier de constantes unique</text:span>.</text:p>
        </text:list-item>
        <text:list-item>
          <text:p text:style-name="P2"><text:span text:style-name="Strong_20_Emphasis">Toggles publics</text:span> stables → UI affiche ? si OFF.</text:p>
        </text:list-item>
        <text:list-item>
          <text:p text:style-name="P2"><text:span text:style-name="Strong_20_Emphasis">Animations sobres</text:span> branchées sur <text:span text:style-name="Strong_20_Emphasis">ouverture de section</text:span> et <text:span text:style-name="Strong_20_Emphasis">Dock de curiosité</text:span>.</text:p>
        </text:list-item>
      </text:list>
      <text:p text:style-name="Text_20_body">Si tu veux, je peux transformer ce bloc en <text:span text:style-name="Strong_20_Emphasis">PR prête à merger</text:span> (un seul commit avec ces fichiers). Donne-moi juste la branche cible, et je te fournis le diff complet.<text:line-break/>En attendant, tu peux déjà corriger le README et déposer ces fichiers : le dépôt est bien structuré pour les accueillir. <text:a xlink:type="simple" xlink:href="https://github.com/Joceles3r/VP260925" office:target-frame-name="_blank" xlink:show="new" text:style-name="Internet_20_link" text:visited-style-name="Visited_20_Internet_20_Link">GitHub</text:a></text:p>
      <text:h text:style-name="Heading_20_5" text:outline-level="5">Vous avez dit :</text:h>
      <text:p text:style-name="Text_20_body">Oui garder garder 2–20 € partout dans les catégories concernées, je confirme ! Je confirme <text:soft-page-break/>l'extention à 25€ également !</text:p>
      <text:h text:style-name="Heading_20_6" text:outline-level="6">ChatGPT a dit :</text:h>
      <text:p text:style-name="Text_20_body">Réflexion durant 22s</text:p>
      <text:p text:style-name="Text_20_body">Parfait — c’est noté ✅<text:line-break/>On fige <text:span text:style-name="Strong_20_Emphasis">partout</text:span> les paliers d’investissement <text:span text:style-name="Strong_20_Emphasis">2–20 €</text:span> (catégories concernées) et <text:span text:style-name="Strong_20_Emphasis">extension_price_eur = 25 €</text:span>.</text:p>
      <text:p text:style-name="Text_20_body">Voici les morceaux prêts à coller pour verrouiller la cohérence :</text:p>
      <text:h text:style-name="Heading_20_3" text:outline-level="3">1) Source unique (remplace/valide <text:span text:style-name="Source_20_Text">shared/shared_visual_constants.ts</text:span>)</text:h>
      <text:p text:style-name="P6"><text:span text:style-name="Source_20_Text">// VISUAL — Shared constants (single source of truth)</text:span></text:p>
      <text:p text:style-name="P6"><text:span text:style-name="Source_20_Text">export const VISUAL_CONSTANTS = {</text:span></text:p>
      <text:p text:style-name="P6"><text:span text:style-name="Source_20_Text"><text:s text:c="2"/>currency: "EUR",</text:span></text:p>
      <text:p text:style-name="P6"><text:span text:style-name="Source_20_Text"><text:s text:c="2"/>rounding: { userPayoutFloorEuro: true, residualToVisual: true },</text:span></text:p>
      <text:p text:style-name="P6"/>
      <text:p text:style-name="P6"><text:span text:style-name="Source_20_Text"><text:s text:c="2"/>// ✅ Extension confirmée à 25 €</text:span></text:p>
      <text:p text:style-name="P6"><text:span text:style-name="Source_20_Text"><text:s text:c="2"/>extension_price_eur: 25,</text:span></text:p>
      <text:p text:style-name="P6"/>
      <text:p text:style-name="P6"><text:span text:style-name="Source_20_Text"><text:s text:c="2"/>featureKeys: ["films","videos","documentaires","voix_info","live_show","livres","petites_annonces"],</text:span></text:p>
      <text:p text:style-name="P6"/>
      <text:p text:style-name="P6"><text:span text:style-name="Source_20_Text"><text:s text:c="2"/>// Prix côté créateurs (inchangé)</text:span></text:p>
      <text:p text:style-name="P6"><text:span text:style-name="Source_20_Text"><text:s text:c="2"/>priceTiers: {</text:span></text:p>
      <text:p text:style-name="P6"><text:span text:style-name="Source_20_Text"><text:s text:c="4"/>videoPorter: [2,3,4,5,10], <text:s text:c="7"/>// EUR (max 10)</text:span></text:p>
      <text:p text:style-name="P6"><text:span text:style-name="Source_20_Text"><text:s text:c="4"/>livresAuthor: [2,3,4,5,8], <text:s text:c="7"/>// EUR (max 8)</text:span></text:p>
      <text:p text:style-name="P6"><text:span text:style-name="Source_20_Text"><text:s text:c="4"/>voixInfoCreator: [0.2,0.5,1,2,3,4,5]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// ✅ TOUTES les tranches d’investissement standard = 2–20 €</text:span></text:p>
      <text:p text:style-name="P6"><text:span text:style-name="Source_20_Text"><text:s text:c="2"/>investmentTiers: {</text:span></text:p>
      <text:p text:style-name="P6"><text:span text:style-name="Source_20_Text"><text:s text:c="4"/>standard: [2,3,4,5,6,8,10,12,15,20],</text:span></text:p>
      <text:p text:style-name="P6"><text:span text:style-name="Source_20_Text"><text:s text:c="4"/>voixInfo: [0.2,0.5,1,2,3,4,5,10] // micro pour Voix de l’Info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votesMapping: { "2":1,"3":2,"4":3,"5":4,"6":5,"8":6,"10":7,"12":8,"15":9,"20":10 },</text:span></text:p>
      <text:p text:style-name="P6"/>
      <text:p text:style-name="P6"><text:span text:style-name="Source_20_Text"><text:s text:c="2"/>splits: {</text:span></text:p>
      <text:p text:style-name="P6"><text:span text:style-name="Source_20_Text"><text:s text:c="4"/>videoEvent: { investorsTop10:0.40, portersTop10:0.30, investors11_100:0.07, visual:0.23 },</text:span></text:p>
      <text:p text:style-name="P6"><text:span text:style-name="Source_20_Text"><text:s text:c="4"/>perSale: <text:s text:c="3"/>{ creator:0.70, visual:0.30 },</text:span></text:p>
      <text:p text:style-name="P6"><text:span text:style-name="Source_20_Text"><text:s text:c="4"/>livresMonthlyPot: { authors:0.60, readers:0.40 }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schedule: {</text:span></text:p>
      <text:p text:style-name="P6"><text:span text:style-name="Source_20_Text"><text:s text:c="4"/>livres: {</text:span></text:p>
      <text:p text:style-name="P6"><text:span text:style-name="Source_20_Text"><text:s text:c="6"/>openRRULE: <text:s/>"FREQ=MONTHLY;BYMONTHDAY=1;BYHOUR=0;BYMINUTE=0;BYSECOND=0",</text:span></text:p>
      <text:p text:style-name="P6"><text:span text:style-name="Source_20_Text"><text:s text:c="6"/>closeRRULE: "FREQ=MONTHLY;BYMONTHDAY=-1;BYHOUR=23;BYMINUTE=59;BYSECOND=59",</text:span></text:p>
      <text:p text:style-name="P6"><text:span text:style-name="Source_20_Text"><text:s text:c="6"/>timezone: <text:s text:c="2"/>"Europe/Paris"</text:span></text:p>
      <text:p text:style-name="P6"><text:span text:style-name="Source_20_Text"><text:s text:c="4"/>}</text:span></text:p>
      <text:p text:style-name="P6"><text:span text:style-name="Source_20_Text"><text:s text:c="2"/>},</text:span></text:p>
      <text:p text:style-name="P6"/>
      <text:p text:style-name="P6"><text:span text:style-name="Source_20_Text"><text:s text:c="2"/>i18n: {</text:span></text:p>
      <text:p text:style-name="P6"><text:span text:style-name="Source_20_Text"><text:s text:c="4"/>defaultLocale: "fr-FR",</text:span></text:p>
      <text:p text:style-name="P6"><text:span text:style-name="Source_20_Text"><text:s text:c="4"/>supportedLocales: ["fr-FR","en-US","es-ES"],</text:span></text:p>
      <text:p text:style-name="P6"><text:soft-page-break/><text:span text:style-name="Source_20_Text"><text:s text:c="4"/>urlStrategy: "path-prefix",</text:span></text:p>
      <text:p text:style-name="P6"><text:span text:style-name="Source_20_Text"><text:s text:c="4"/>fallbackOrder: ["fr-FR","en-US"]</text:span></text:p>
      <text:p text:style-name="P6"><text:span text:style-name="Source_20_Text"><text:s text:c="2"/>}</text:span></text:p>
      <text:p text:style-name="P6"><text:span text:style-name="Source_20_Text">} as const;</text:span></text:p>
      <text:p text:style-name="P7"><text:span text:style-name="Source_20_Text">export type VisualConstants = typeof VISUAL_CONSTANTS;</text:span></text:p>
      <text:h text:style-name="Heading_20_3" text:outline-level="3">2) Patch README (remplace les anciennes mentions “€1–€20”)</text:h>
      <text:p text:style-name="P6"><text:span text:style-name="Source_20_Text">- Micro-investissements : €1 à €20 par projet...</text:span></text:p>
      <text:p text:style-name="P7"><text:span text:style-name="Source_20_Text">+ Micro-investissements : 2–20 € (catégories vidéo/livres) et 0,20–10 € pour Les Voix de l’Info...</text:span></text:p>
      <text:h text:style-name="Heading_20_3" text:outline-level="3">3) Filets anti-régression (à coller dans tes scripts/CI)</text:h>
      <text:list xml:id="list935853346727702501" text:style-name="L3">
        <text:list-item>
          <text:p text:style-name="P3"><text:span text:style-name="Strong_20_Emphasis">Recherche rapide des anciennes mentions</text:span> :</text:p>
        </text:list-item>
      </text:list>
      <text:p text:style-name="P7"><text:span text:style-name="Source_20_Text">grep -RInE "€1|1–20|1-20|1 à 20" .</text:span></text:p>
      <text:list xml:id="list4090164663399740973" text:style-name="L4">
        <text:list-item>
          <text:p text:style-name="P4"><text:span text:style-name="Strong_20_Emphasis">Test minimal (Jest) pour verrouiller la config</text:span> : <text:span text:style-name="Source_20_Text">shared/__tests__/constants.spec.ts</text:span></text:p>
        </text:list-item>
      </text:list>
      <text:p text:style-name="P6"><text:span text:style-name="Source_20_Text">import { VISUAL_CONSTANTS } from "../shared_visual_constants";</text:span></text:p>
      <text:p text:style-name="P6"/>
      <text:p text:style-name="P6"><text:span text:style-name="Source_20_Text">test("investment tiers = 2–20", () =&gt; {</text:span></text:p>
      <text:p text:style-name="P6"><text:span text:style-name="Source_20_Text"><text:s text:c="2"/>expect(VISUAL_CONSTANTS.investmentTiers.standard).toEqual([2,3,4,5,6,8,10,12,15,20]);</text:span></text:p>
      <text:p text:style-name="P6"><text:span text:style-name="Source_20_Text">});</text:span></text:p>
      <text:p text:style-name="P6"/>
      <text:p text:style-name="P6"><text:span text:style-name="Source_20_Text">test("extension price = 25", () =&gt; {</text:span></text:p>
      <text:p text:style-name="P6"><text:span text:style-name="Source_20_Text"><text:s text:c="2"/>expect(VISUAL_CONSTANTS.extension_price_eur).toBe(25);</text:span></text:p>
      <text:p text:style-name="P7"><text:span text:style-name="Source_20_Text">});</text:span></text:p>
      <text:list xml:id="list861861252357142261" text:style-name="L5">
        <text:list-item>
          <text:p text:style-name="P5"><text:span text:style-name="Strong_20_Emphasis">Rappel :</text:span> vérifie que l’UI n’affiche nulle part “1–20 €” (landing/README/FAQ, etc.), et que tout le code consomme <text:span text:style-name="Strong_20_Emphasis">exclusivement</text:span> ces constant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29T15:20:11.61</meta:creation-date>
    <meta:document-statistic meta:table-count="0" meta:image-count="0" meta:object-count="0" meta:page-count="6" meta:paragraph-count="213" meta:word-count="1240" meta:character-count="10784"/>
    <dc:date>2025-09-29T15:22:19.66</dc:date>
    <meta:editing-duration>PT2M12S</meta:editing-duration>
    <meta:editing-cycles>1</meta:editing-cycles>
    <meta:generator>OpenOffice/4.1.15$Win32 OpenOffice.org_project/4115m2$Build-9813</meta:generator>
  </office:meta>
</office:document-meta>
</file>